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Random sample: Expert, question only (no background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3:.F32])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33]/[.B34])" office:value-type="percentage" office:value="0.0633333333333333">
            <text:p>6.3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3:.F32]))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number-columns-repeated="6"/>
        </table:table-row>
        <table:table-row table:style-name="ro1">
          <table:table-cell office:value-type="string">
            <text:p>TFIDF trial 1: Expert, question only (no background)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/>
          <table:table-cell office:value-type="string">
            <text:p>0 = miss, 1 = partial, 2 = full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tal</text:p>
          </table:table-cell>
          <table:table-cell table:formula="of:=SUM([.B40:.F69])" office:value-type="float" office:value="128">
            <text:p>128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70]/[.B71])" office:value-type="percentage" office:value="0.426666666666667">
            <text:p>42.7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40:.F69]))"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TFIDF trial 2: Expert, question only (no background); more data cleaning</text:p>
          </table:table-cell>
          <table:table-cell table:number-columns-repeated="7"/>
        </table:table-row>
        <table:table-row table:style-name="ro1">
          <table:table-cell table:style-name="ce1" office:value-type="string">
            <text:p>Question no.</text:p>
          </table:table-cell>
          <table:table-cell table:style-name="ce4" office:value-type="string">
            <text:p>Ans1</text:p>
          </table:table-cell>
          <table:table-cell table:style-name="ce4" office:value-type="string">
            <text:p>Ans2</text:p>
          </table:table-cell>
          <table:table-cell table:style-name="ce4" office:value-type="string">
            <text:p>Ans3</text:p>
          </table:table-cell>
          <table:table-cell table:style-name="ce4" office:value-type="string">
            <text:p>Ans4</text:p>
          </table:table-cell>
          <table:table-cell table:style-name="ce4" office:value-type="string">
            <text:p>Ans5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7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7"/>
        </table:table-row>
        <table:table-row table:style-name="ro1">
          <table:table-cell table:style-name="ce2"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style-name="ce2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style-name="ce2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ce2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style-name="ce2"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style-name="ce2" office:value-type="float" office:value="19">
            <text:p>19</text:p>
          </table:table-cell>
          <table:table-cell table:number-columns-repeated="7"/>
        </table:table-row>
        <table:table-row table:style-name="ro1">
          <table:table-cell table:style-name="ce2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2" office:value-type="float" office:value="21">
            <text:p>21</text:p>
          </table:table-cell>
          <table:table-cell table:number-columns-repeated="7"/>
        </table:table-row>
        <table:table-row table:style-name="ro1">
          <table:table-cell table:style-name="ce2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2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style-name="ce2"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style-name="ce2"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style-name="ce2" office:value-type="float" office:value="29">
            <text:p>2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otal</text:p>
          </table:table-cell>
          <table:table-cell table:formula="of:=SUM([.B77:.F106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x</text:p>
          </table:table-cell>
          <table:table-cell office:value-type="float" office:value="300">
            <text:p>300</text:p>
          </table:table-cell>
          <table:table-cell table:number-columns-repeated="6"/>
        </table:table-row>
        <table:table-row table:style-name="ro1">
          <table:table-cell office:value-type="string">
            <text:p>Percent</text:p>
          </table:table-cell>
          <table:table-cell table:style-name="ce5" table:formula="of:=([.B107]/[.B108])" office:value-type="percentage" office:value="0">
            <text:p>0.0%</text:p>
          </table:table-cell>
          <table:table-cell table:number-columns-repeated="6"/>
        </table:table-row>
        <table:table-row table:style-name="ro2">
          <table:table-cell office:value-type="string">
            <text:p>Duplicates</text:p>
          </table:table-cell>
          <table:table-cell table:style-name="ce6" table:formula="of:=SUMPRODUCT(--ISTEXT([.B77:.F106]))" office:value-type="float" office:value="0">
            <text:p>0</text:p>
          </table:table-cell>
          <table:table-cell table:number-columns-repeated="6"/>
        </table:table-row>
        <table:table-row table:style-name="ro2" table:number-rows-repeated="10484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/05/2021</text:date>, <text:time>22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Lean</meta:initial-creator>
    <meta:creation-date>2021-05-10T17:04:58.59</meta:creation-date>
    <meta:generator>OpenOffice/4.1.7$Win32 OpenOffice.org_project/417m1$Build-9800</meta:generator>
    <dc:date>2021-05-12T22:18:43.99</dc:date>
    <dc:creator>Oliver Lean</dc:creator>
    <meta:editing-duration>PT6H57M39S</meta:editing-duration>
    <meta:editing-cycles>58</meta:editing-cycles>
    <meta:document-statistic meta:table-count="3" meta:cell-count="436" meta:object-count="0"/>
  </office:meta>
</office:document-meta>
</file>